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36ff6" fo:background-color="#ffff00" style:font-size-asian="16pt" style:font-size-complex="16pt"/>
    </style:style>
    <style:style style:name="P2" style:family="paragraph" style:parent-style-name="Standard">
      <style:text-properties fo:font-size="16pt" officeooo:paragraph-rsid="00036ff6" style:font-size-asian="16pt" style:font-size-complex="16p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2a6099" loext:opacity="100%" fo:background-color="transparent" loext:char-shading-value="0"/>
    </style:style>
    <style:style style:name="T3" style:family="text">
      <style:text-properties fo:color="#2a6099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2a6099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2a6099" loext:opacity="100%" fo:font-weight="bold" officeooo:rsid="00036ff6" fo:background-color="transparent" loext:char-shading-value="0" style:font-weight-asian="bold" style:font-weight-complex="bold"/>
    </style:style>
    <style:style style:name="T6" style:family="text">
      <style:text-properties officeooo:rsid="00036ff6"/>
    </style:style>
    <style:style style:name="T7" style:family="text">
      <style:text-properties fo:background-color="#ffff00" loext:char-shading-value="0"/>
    </style:style>
    <style:style style:name="T8" style:family="text">
      <style:text-properties fo:font-weight="bold" fo:background-color="#ffff00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7"/></text:span><text:span text:style-name="T2"><text:s/></text:span><text:span text:style-name="T3">Argomento principale: magliette cotone</text:span><text:span text:style-name="T1"><text:line-break/> <text:s text:c="24"/></text:span><text:span text:style-name="T2"><text:s text:c="3"/></text:span><text:span text:style-name="T3">Mercato: italiano </text:span></text:p>
      <text:p text:style-name="P2"><text:span text:style-name="T4"><text:s text:c="28"/></text:span><text:span text:style-name="T5">Tool:Ubersuggest</text:span><text:line-break/><text:tab/>1 Magliette cotone (volume 1000, SD 49)<text:line-break/><text:tab/>Alto volume, ma difficoltà abbastanza alta.</text:p>
      <text:p text:style-name="P2"><text:line-break/><text:tab/>2 Magliette cotone donna manica lunga (volume 1600, SD 36)<text:line-break/><text:tab/>Buon volume e una difficoltà di concorrenza gestibile</text:p>
      <text:p text:style-name="P2"><text:line-break/><text:tab/>3 Magliette cotone manica lunga donna (volume 880, SD 36)<text:line-break/><text:tab/><text:span text:style-name="T6">A</text:span>ltrettanto valida.</text:p>
      <text:p text:style-name="P2"><text:line-break/><text:tab/>4 Magliette cotone manica corta (volume 170, SD 1)<text:line-break/><text:tab/>Volume più basso ma la difficoltà è <text:span text:style-name="T6">MOLTO </text:span>bassa. Ottima scelta se <text:s text:c="6"/>si vuole posizionarsi facilmente in un <text:span text:style-name="T6">MERCATO DI NICCHIA.</text:span></text:p>
      <text:p text:style-name="P2"><text:line-break/><text:tab/>5 Magliette cotone uncinetto tutorial (volume 140, SD 5)<text:line-break/><text:tab/>Volumi più bassi, ma una difficoltà relativamente bassa. </text:p>
      <text:p text:style-name="P2"/>
      <text:p text:style-name="P2"><text:s text:c="9"/>6 Magliette cotone bianche donna (volume 110, SD 50)<text:line-break/> <text:s text:c="11"/>Difficoltà molto alta</text:p>
      <text:p text:style-name="P2"><text:line-break/><text:tab/>7 Maglietta cotone manica lunga uomo (volume 2160, SD 36)<text:line-break/><text:tab/>Buon volume e difficoltà gestibile, molto interessante per il mercato maschile.</text:p>
      <text:p text:style-name="P2"><text:line-break/><text:tab/>8 Maglietta cotone manica tre quarti (volume 260, SD 35)<text:line-break/><text:tab/>Buona difficoltà di SD e volume decente</text:p>
      <text:p text:style-name="P2"><text:line-break/><text:tab/>9 Magliette in cotone bianche (volume 210, SD 30)<text:line-break/><text:tab/>Buona difficoltà <text:s/>e volume decente.</text:p>
      <text:p text:style-name="P2"><text:line-break/><text:tab/>10 Magliette cotone donna a manica corta (volume 110, SD 40)<text:line-break/><text:tab/>Volume più basso, ma la difficoltà è relativamente alta, <text:span text:style-name="T6">non va bene.</text:span><text:line-break/><text:line-break/>Le migliori opzioni:<text:line-break/><text:span text:style-name="T7"><text:tab/></text:span><text:span text:style-name="T8">1 Magliette cotone donna manica lunga (volume 1600, SD 36)<text:line-break/><text:tab/>2 Maglietta cotone manica lunga uomo (volume 2160, SD 36)<text:line-break/><text:tab/>3 Magliette cotone manica lunga donna (volume 880, SD 3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5:30:22.548000000</meta:creation-date>
    <dc:date>2025-01-16T15:44:38.617000000</dc:date>
    <meta:editing-duration>PT2M51S</meta:editing-duration>
    <meta:editing-cycles>1</meta:editing-cycles>
    <meta:document-statistic meta:table-count="0" meta:image-count="0" meta:object-count="0" meta:page-count="1" meta:paragraph-count="11" meta:word-count="217" meta:character-count="1493" meta:non-whitespace-character-count="1143"/>
    <meta:generator>LibreOffice/24.8.4.2$Windows_X86_64 LibreOffice_project/bb3cfa12c7b1bf994ecc5649a80400d06cd71002</meta:generator>
  </office:meta>
</office:document-meta>
</file>